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A000001486A7DC1E6.jpg"/>
  <manifest:file-entry manifest:media-type="image/png" manifest:full-path="Pictures/100002010000012C0000012C6AC3745B.png"/>
  <manifest:file-entry manifest:media-type="image/png" manifest:full-path="Pictures/100002010000020C00000174D51CE5A9.png"/>
  <manifest:file-entry manifest:media-type="image/jpeg" manifest:full-path="Pictures/10000000000000FA0000014C415131B6.jpg"/>
  <manifest:file-entry manifest:media-type="image/png" manifest:full-path="Pictures/10000201000001900000012C024BC2DF.png"/>
  <manifest:file-entry manifest:media-type="image/jpeg" manifest:full-path="Pictures/10000000000000EF000001081115B2E6.jpg"/>
  <manifest:file-entry manifest:media-type="image/jpeg" manifest:full-path="Pictures/10000000000000D5000000E4233AFBBD.jpg"/>
  <manifest:file-entry manifest:media-type="image/png" manifest:full-path="Pictures/100002010000012C0000012CD6CAB028.png"/>
  <manifest:file-entry manifest:media-type="image/png" manifest:full-path="Pictures/100000000000000800000008913C8356.png"/>
  <manifest:file-entry manifest:media-type="image/jpeg" manifest:full-path="Pictures/10000000000000C8000000B8EAACD2D6.jpg"/>
  <manifest:file-entry manifest:media-type="image/jpeg" manifest:full-path="Pictures/10000000000000F0000000DBE1E2E4A5.jpg"/>
  <manifest:file-entry manifest:media-type="image/jpeg" manifest:full-path="Pictures/10000000000000FA000000FA1B2DD83C.jpg"/>
  <manifest:file-entry manifest:media-type="image/png" manifest:full-path="Pictures/10000201000001180000012DC4C3AB20.png"/>
  <manifest:file-entry manifest:media-type="image/png" manifest:full-path="Pictures/1000020100000200000001557A14D0A8.png"/>
  <manifest:file-entry manifest:media-type="image/jpeg" manifest:full-path="Pictures/10000000000002EE0000014DFEDBF2C4.jpg"/>
  <manifest:file-entry manifest:media-type="image/jpeg" manifest:full-path="Pictures/10000000000000A0000000A0621E1EE1.jpg"/>
  <manifest:file-entry manifest:media-type="image/png" manifest:full-path="Pictures/10000201000000B2000000AFE7EB8A05.png"/>
  <manifest:file-entry manifest:media-type="image/png" manifest:full-path="Pictures/100002010000012C00000096B962A8A3.png"/>
  <manifest:file-entry manifest:media-type="image/png" manifest:full-path="Pictures/100002010000010000000100CD80E25B.png"/>
  <manifest:file-entry manifest:media-type="image/png" manifest:full-path="Pictures/10000000000000C60000007D190A66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aecf00" draw:fill-gradient-name="Gradient_20_1" draw:opacity="100%" draw:opacity-name="Transparency_20_2" draw:textarea-horizontal-align="justify" draw:textarea-vertical-align="middle" draw:auto-grow-height="false" draw:shadow="visible" draw:shadow-offset-x="0cm" draw:shadow-offset-y="0.1cm" draw:shadow-color="#008000" draw:shadow-opacity="100%"/>
    </style:style>
    <style:style style:name="gr3" style:family="graphic" style:parent-style-name="standard">
      <style:graphic-properties draw:stroke="dash" draw:stroke-dash="Dashed_20__28_var_29_" svg:stroke-width="0.1cm" draw:marker-start-width="0.45cm" draw:marker-end-width="0.45cm" draw:fill="bitmap" draw:fill-color="#0084d1" draw:fill-gradient-name="Gradient_20_1" draw:fill-hatch-name="Black_20_0_20_Degrees" draw:fill-image-name="Empty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213cm"/>
    </style:style>
    <style:style style:name="gr5" style:family="graphic" style:parent-style-name="standard">
      <style:graphic-properties draw:stroke="none" draw:fill="solid" draw:fill-color="#c5000b" draw:fill-gradient-name="Gradient_20_1" draw:fill-hatch-name="Black_20_0_20_Degrees" draw:opacity="100%" draw:opacity-name="Transparency_20_2" draw:textarea-horizontal-align="justify" draw:textarea-vertical-align="middle" draw:auto-grow-height="false" draw:shadow="visible" draw:shadow-offset-x="0cm" draw:shadow-offset-y="0.1cm" draw:shadow-color="#dc2300" draw:shadow-opacity="100%"/>
    </style:style>
    <style:style style:name="gr6" style:family="graphic" style:parent-style-name="standard">
      <style:graphic-properties draw:stroke="none" draw:fill="solid" draw:fill-color="#9999cc" draw:fill-gradient-name="Gradient_20_1" draw:fill-hatch-name="Black_20_0_20_Degrees" draw:opacity="100%" draw:opacity-name="Transparency_20_2" draw:textarea-horizontal-align="justify" draw:textarea-vertical-align="middle" draw:auto-grow-height="false" draw:shadow="visible" draw:shadow-offset-x="0cm" draw:shadow-offset-y="0.1cm" draw:shadow-color="#ccccff" draw:shadow-opacity="100%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Serif'" style:font-family-generic="roman" style:font-pitch="variable" fo:text-shadow="1pt 1pt"/>
    </style:style>
    <style:style style:name="P3" style:family="paragraph">
      <style:text-properties fo:font-family="'Liberation Serif'" style:font-family-generic="roman" style:font-pitch="variable" fo:text-shadow="none" fo:font-weight="bold" style:font-weight-asian="bold" style:font-weight-complex="bold"/>
    </style:style>
    <style:style style:name="P4" style:family="paragraph">
      <style:text-properties fo:font-family="'Courier 10 Pitch'" style:font-pitch="fixed"/>
    </style:style>
    <style:style style:name="T1" style:family="text">
      <style:text-properties fo:color="#ffffff" fo:font-family="'DejaVu Serif'" style:font-family-generic="roman" style:font-pitch="variable" fo:text-shadow="1pt 1pt"/>
    </style:style>
    <style:style style:name="T2" style:family="text">
      <style:text-properties fo:font-family="'Liberation Serif'" style:font-family-generic="roman" style:font-pitch="variable" fo:text-shadow="none" fo:font-weight="bold" style:font-weight-asian="bold" style:font-weight-complex="bold"/>
    </style:style>
    <style:style style:name="T3" style:family="text">
      <style:text-properties fo:font-family="'Courier 10 Pitch'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.66cm" svg:x="11cm" svg:y="8.34cm">
          <draw:image xlink:href="Pictures/10000000000000FA0000014C415131B6.jpg" xlink:type="simple" xlink:show="embed" xlink:actuate="onLoad">
            <text:p/>
          </draw:image>
        </draw:frame>
        <draw:frame draw:style-name="gr1" draw:text-style-name="P1" draw:layer="layout" svg:width="1cm" svg:height="1cm" svg:x="13cm" svg:y="6.5cm">
          <draw:image xlink:href="Pictures/10000000000000A0000000A0621E1EE1.jpg" xlink:type="simple" xlink:show="embed" xlink:actuate="onLoad">
            <text:p/>
          </draw:image>
        </draw:frame>
        <draw:frame draw:style-name="gr1" draw:text-style-name="P1" draw:layer="layout" svg:width="1cm" svg:height="1cm" svg:x="11cm" svg:y="6.5cm">
          <draw:image xlink:href="Pictures/100002010000010000000100CD80E25B.png" xlink:type="simple" xlink:show="embed" xlink:actuate="onLoad">
            <text:p/>
          </draw:image>
        </draw:frame>
        <draw:custom-shape draw:style-name="gr2" draw:text-style-name="P2" draw:layer="layout" svg:width="13.5cm" svg:height="1cm" svg:x="3.5cm" svg:y="25cm">
          <text:p text:style-name="P1"><text:span text:style-name="T1">Peers Plat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cm" svg:height="2cm" svg:x="4.5cm" svg:y="22.5cm">
          <draw:image xlink:href="Pictures/10000000000000FA000000FA1B2DD83C.jpg" xlink:type="simple" xlink:show="embed" xlink:actuate="onLoad">
            <text:p/>
          </draw:image>
        </draw:frame>
        <draw:frame draw:style-name="gr1" draw:text-style-name="P1" draw:layer="layout" svg:width="2cm" svg:height="1.83cm" svg:x="7cm" svg:y="20.17cm">
          <draw:image xlink:href="Pictures/10000000000000F0000000DBE1E2E4A5.jpg" xlink:type="simple" xlink:show="embed" xlink:actuate="onLoad">
            <text:p/>
          </draw:image>
        </draw:frame>
        <draw:frame draw:style-name="gr1" draw:text-style-name="P1" draw:layer="layout" svg:width="2cm" svg:height="2.21cm" svg:x="4.5cm" svg:y="20cm">
          <draw:image xlink:href="Pictures/10000000000000EF000001081115B2E6.jpg" xlink:type="simple" xlink:show="embed" xlink:actuate="onLoad">
            <text:p/>
          </draw:image>
        </draw:frame>
        <draw:frame draw:style-name="gr1" draw:text-style-name="P1" draw:layer="layout" svg:width="2cm" svg:height="0.89cm" svg:x="7cm" svg:y="23cm">
          <draw:image xlink:href="Pictures/10000000000002EE0000014DFEDBF2C4.jpg" xlink:type="simple" xlink:show="embed" xlink:actuate="onLoad">
            <text:p/>
          </draw:image>
        </draw:frame>
        <draw:custom-shape draw:style-name="gr3" draw:text-style-name="P1" draw:layer="layout" svg:width="6.5cm" svg:height="4.5cm" svg:x="3.5cm" svg:y="20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" draw:text-style-name="P1" draw:layer="layout" svg:width="2cm" svg:height="1.97cm" svg:x="11.5cm" svg:y="22.5cm">
          <draw:image xlink:href="Pictures/10000201000000B2000000AFE7EB8A05.png" xlink:type="simple" xlink:show="embed" xlink:actuate="onLoad">
            <text:p/>
          </draw:image>
        </draw:frame>
        <draw:frame draw:style-name="gr1" draw:text-style-name="P1" draw:layer="layout" svg:width="2cm" svg:height="2.15cm" svg:x="14cm" svg:y="22.35cm">
          <draw:image xlink:href="Pictures/10000201000001180000012DC4C3AB20.png" xlink:type="simple" xlink:show="embed" xlink:actuate="onLoad">
            <text:p/>
          </draw:image>
        </draw:frame>
        <draw:frame draw:style-name="gr1" draw:text-style-name="P1" draw:layer="layout" svg:width="2cm" svg:height="2.14cm" svg:x="14cm" svg:y="20cm">
          <draw:image xlink:href="Pictures/10000000000000D5000000E4233AFBBD.jpg" xlink:type="simple" xlink:show="embed" xlink:actuate="onLoad">
            <text:p/>
          </draw:image>
        </draw:frame>
        <draw:frame draw:style-name="gr1" draw:text-style-name="P1" draw:layer="layout" svg:width="2cm" svg:height="1.84cm" svg:x="11.5cm" svg:y="20.16cm">
          <draw:image xlink:href="Pictures/10000000000000C8000000B8EAACD2D6.jpg" xlink:type="simple" xlink:show="embed" xlink:actuate="onLoad">
            <text:p/>
          </draw:image>
        </draw:frame>
        <draw:custom-shape draw:style-name="gr3" draw:text-style-name="P1" draw:layer="layout" svg:width="6.5cm" svg:height="4.5cm" svg:x="10.5cm" svg:y="20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" draw:text-style-name="P1" draw:layer="layout" svg:width="1.455cm" svg:height="0.967cm" svg:x="14.045cm" svg:y="10cm">
          <draw:image xlink:href="Pictures/1000020100000200000001557A14D0A8.png" xlink:type="simple" xlink:show="embed" xlink:actuate="onLoad">
            <text:p/>
          </draw:image>
        </draw:frame>
        <draw:frame draw:style-name="gr1" draw:text-style-name="P1" draw:layer="layout" svg:width="2cm" svg:height="1cm" svg:x="13cm" svg:y="9cm">
          <draw:image xlink:href="Pictures/100002010000012C00000096B962A8A3.png" xlink:type="simple" xlink:show="embed" xlink:actuate="onLoad">
            <text:p/>
          </draw:image>
        </draw:frame>
        <draw:frame draw:style-name="gr4" draw:text-style-name="P3" draw:layer="layout" svg:width="1.819cm" svg:height="1cm" svg:x="14.681cm" svg:y="9cm">
          <draw:text-box>
            <text:p><text:span text:style-name="T2">CSS</text:span></text:p>
          </draw:text-box>
        </draw:frame>
        <draw:frame draw:style-name="gr1" draw:text-style-name="P1" draw:layer="layout" svg:width="2.82cm" svg:height="2cm" svg:x="13.5cm" svg:y="7.5cm">
          <draw:image xlink:href="Pictures/100002010000020C00000174D51CE5A9.png" xlink:type="simple" xlink:show="embed" xlink:actuate="onLoad">
            <text:p/>
          </draw:image>
        </draw:frame>
        <draw:frame draw:style-name="gr1" draw:text-style-name="P1" draw:layer="layout" svg:width="5.5cm" svg:height="3.49cm" svg:x="11cm" svg:y="13.5cm">
          <draw:image xlink:href="Pictures/10000000000000C60000007D190A664D.png" xlink:type="simple" xlink:show="embed" xlink:actuate="onLoad">
            <text:p/>
          </draw:image>
        </draw:frame>
        <draw:frame draw:style-name="gr1" draw:text-style-name="P1" draw:layer="layout" svg:width="1.5cm" svg:height="1.11cm" svg:x="15cm" svg:y="6.5cm">
          <draw:image xlink:href="Pictures/10000000000001BA000001486A7DC1E6.jpg" xlink:type="simple" xlink:show="embed" xlink:actuate="onLoad">
            <text:p/>
          </draw:image>
        </draw:frame>
        <draw:custom-shape draw:style-name="gr5" draw:text-style-name="P2" draw:layer="layout" svg:width="13.5cm" svg:height="1cm" svg:x="3.5cm" svg:y="18cm">
          <text:p text:style-name="P1"><text:span text:style-name="T1">Appliances Eng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4.5cm" svg:x="3.5cm" svg:y="1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" draw:text-style-name="P1" draw:layer="layout" svg:width="6.5cm" svg:height="4.5cm" svg:x="10.5cm" svg:y="13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6" draw:text-style-name="P2" draw:layer="layout" svg:width="6.5cm" svg:height="1cm" svg:x="3.5cm" svg:y="11.5cm">
          <text:p text:style-name="P1"><text:span text:style-name="T1">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5cm" svg:height="1cm" svg:x="10.5cm" svg:y="11.5cm">
          <text:p text:style-name="P1"><text:span text:style-name="T1">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768.831168831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4.5cm" svg:x="3.5cm" svg:y="6.5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" draw:text-style-name="P1" draw:layer="layout" svg:width="6.5cm" svg:height="4.5cm" svg:x="10.5cm" svg:y="6.5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1194.93445900911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" draw:text-style-name="P1" draw:layer="layout" svg:width="2cm" svg:height="2cm" svg:x="7cm" svg:y="15.5cm">
          <draw:image xlink:href="Pictures/100002010000012C0000012C6AC3745B.png" xlink:type="simple" xlink:show="embed" xlink:actuate="onLoad">
            <text:p/>
          </draw:image>
        </draw:frame>
        <draw:frame draw:style-name="gr1" draw:text-style-name="P1" draw:layer="layout" svg:width="2cm" svg:height="2cm" svg:x="4.5cm" svg:y="15.5cm">
          <draw:image xlink:href="Pictures/100002010000012C0000012CD6CAB028.png" xlink:type="simple" xlink:show="embed" xlink:actuate="onLoad">
            <text:p/>
          </draw:image>
        </draw:frame>
        <draw:frame draw:style-name="gr1" draw:text-style-name="P1" draw:layer="layout" svg:width="3cm" svg:height="2.25cm" svg:x="5.5cm" svg:y="13.25cm">
          <draw:image xlink:href="Pictures/10000201000001900000012C024BC2DF.png" xlink:type="simple" xlink:show="embed" xlink:actuate="onLoad">
            <text:p/>
          </draw:image>
        </draw:frame>
        <draw:frame draw:style-name="gr7" draw:text-style-name="P4" draw:layer="layout" svg:width="2.5cm" svg:height="0.988cm" svg:x="4cm" svg:y="10cm">
          <draw:text-box>
            <text:p><text:span text:style-name="T3">Java</text:span></text:p>
          </draw:text-box>
        </draw:frame>
        <draw:frame draw:style-name="gr8" draw:text-style-name="P4" draw:layer="layout" svg:width="1.645cm" svg:height="0.988cm" svg:x="6cm" svg:y="8.5cm">
          <draw:text-box>
            <text:p><text:span text:style-name="T3">C++</text:span></text:p>
          </draw:text-box>
        </draw:frame>
        <draw:frame draw:style-name="gr9" draw:text-style-name="P4" draw:layer="layout" svg:width="2.026cm" svg:height="1.988cm" svg:x="3.974cm" svg:y="6.512cm">
          <draw:text-box>
            <text:p><text:span text:style-name="T3">Ruby</text:span></text:p>
          </draw:text-box>
        </draw:frame>
        <draw:frame draw:style-name="gr8" draw:text-style-name="P4" draw:layer="layout" svg:width="2.026cm" svg:height="0.988cm" svg:x="7.5cm" svg:y="10cm">
          <draw:text-box>
            <text:p><text:span text:style-name="T3">.Net</text:span></text:p>
          </draw:text-box>
        </draw:frame>
        <draw:frame draw:style-name="gr8" draw:text-style-name="P4" draw:layer="layout" svg:width="2.788cm" svg:height="0.988cm" svg:x="6.712cm" svg:y="6.5cm">
          <draw:text-box>
            <text:p><text:span text:style-name="T3">Python</text:span></text:p>
          </draw:text-box>
        </draw:frame>
        <draw:custom-shape draw:style-name="gr3" draw:text-style-name="P1" draw:layer="layout" svg:width="15.5cm" svg:height="19.5cm" svg:x="2.5cm" svg:y="6.5cm">
          <text:p/>
          <draw:enhanced-geometry svg:viewBox="0 0 21600 21600" draw:mirror-horizontal="false" draw:mirror-vertical="false" draw:glue-points="10800 0 0 10800 10800 21600 21600 10800" draw:path-stretchpoint-x="10800" draw:text-areas="?f11 ?f12 ?f13 ?f14" draw:type="brace-pair" draw:modifiers="523.307239586309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2" draw:display-name="Transparency 2" draw:style="axial" draw:start="100%" draw:end="5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e Orlando</meta:initial-creator>
    <meta:creation-date>2010-02-10T07:01:42</meta:creation-date>
    <dc:date>2010-02-10T22:21:16</dc:date>
    <dc:creator>Daniele Orlando</dc:creator>
    <meta:editing-duration>PT01H08M27S</meta:editing-duration>
    <meta:editing-cycles>5</meta:editing-cycles>
    <meta:generator>OpenOffice.org/3.0$Linux OpenOffice.org_project/300m15$Build-9379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